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paragraph-properties fo:text-align="center" style:justify-single-word="false"/>
      <style:text-properties officeooo:paragraph-rsid="00202331"/>
    </style:style>
    <style:style style:name="T1" style:family="text">
      <style:text-properties officeooo:rsid="00202331"/>
    </style:style>
    <style:style style:name="T2" style:family="text">
      <style:text-properties style:text-underline-style="solid" style:text-underline-width="auto" style:text-underline-color="font-color" officeooo:rsid="002023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">Julia Quick Reference</text:span></text:span></text:p>
      <text:p text:style-name="Text_20_body"><text:span text:style-name="Strong_20_Emphasis"/></text:p>
      <text:p text:style-name="Text_20_body"><text:span text:style-name="Strong_20_Emphasis">Julia:</text:span></text:p>
      <text:list text:style-name="L1">
        <text:list-item>
          <text:p text:style-name="P2">High-level, high-performance programming language for technical computing.</text:p>
        </text:list-item>
        <text:list-item>
          <text:p text:style-name="P2">Designed for numerical and scientific computing, but also suitable for general-purpose programming.</text:p>
        </text:list-item>
        <text:list-item>
          <text:p text:style-name="P1">Known for its speed, dynamic typing, and multiple dispatch.</text:p>
        </text:list-item>
      </text:list>
      <text:p text:style-name="Text_20_body"><text:span text:style-name="Strong_20_Emphasis">Basics:</text:span></text:p>
      <text:list text:style-name="L2">
        <text:list-item>
          <text:p text:style-name="P4">Use <text:span text:style-name="Source_20_Text">=</text:span> for assignment: <text:span text:style-name="Source_20_Text">x = 10</text:span>.</text:p>
        </text:list-item>
        <text:list-item>
          <text:p text:style-name="P4">Access help for functions using <text:span text:style-name="Source_20_Text">?function_name</text:span>.</text:p>
        </text:list-item>
        <text:list-item>
          <text:p text:style-name="P3">Comment lines with <text:span text:style-name="Source_20_Text">#</text:span>.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Numeric: <text:span text:style-name="Source_20_Text">5</text:span>, <text:span text:style-name="Source_20_Text">3.14</text:span>.</text:p>
        </text:list-item>
        <text:list-item>
          <text:p text:style-name="P6">String: <text:span text:style-name="Source_20_Text">"hello"</text:span>, <text:span text:style-name="Source_20_Text">"""multiline string"""</text:span>.</text:p>
        </text:list-item>
        <text:list-item>
          <text:p text:style-name="P6">Logical: <text:span text:style-name="Source_20_Text">true</text:span>, <text:span text:style-name="Source_20_Text">false</text:span>.</text:p>
        </text:list-item>
        <text:list-item>
          <text:p text:style-name="P6">Array: <text:span text:style-name="Source_20_Text">[1, 2, 3]</text:span>.</text:p>
        </text:list-item>
        <text:list-item>
          <text:p text:style-name="P6">Tuple: <text:span text:style-name="Source_20_Text">(1, 'a', true)</text:span>.</text:p>
        </text:list-item>
        <text:list-item>
          <text:p text:style-name="P5">Dictionary: <text:span text:style-name="Source_20_Text">Dict("key" =&gt; value)</text:span>.</text:p>
        </text:list-item>
      </text:list>
      <text:p text:style-name="Text_20_body"><text:span text:style-name="Strong_20_Emphasis">Functions:</text:span></text:p>
      <text:list text:style-name="L4">
        <text:list-item>
          <text:p text:style-name="P8">Define functions using <text:span text:style-name="Source_20_Text">function</text:span> or <text:span text:style-name="Source_20_Text">-&gt;</text:span> syntax.</text:p>
        </text:list-item>
        <text:list-item>
          <text:p text:style-name="P8">Example: <text:span text:style-name="Source_20_Text">function add(x, y) return x + y end</text:span>.</text:p>
        </text:list-item>
        <text:list-item>
          <text:p text:style-name="P7">Call functions with arguments: <text:span text:style-name="Source_20_Text">add(2, 3)</text:span>.</text:p>
        </text:list-item>
      </text:list>
      <text:p text:style-name="Text_20_body"><text:span text:style-name="Strong_20_Emphasis">Control Structures:</text:span></text:p>
      <text:list text:style-name="L5">
        <text:list-item>
          <text:p text:style-name="P10"><text:span text:style-name="Source_20_Text">if</text:span>, <text:span text:style-name="Source_20_Text">elseif</text:span>, <text:span text:style-name="Source_20_Text">else</text:span> for conditional branching.</text:p>
        </text:list-item>
        <text:list-item>
          <text:p text:style-name="P10"><text:span text:style-name="Source_20_Text">for</text:span> loops for iteration.</text:p>
        </text:list-item>
        <text:list-item>
          <text:p text:style-name="P10"><text:span text:style-name="Source_20_Text">while</text:span> loops for repeated execution.</text:p>
        </text:list-item>
        <text:list-item>
          <text:p text:style-name="P9"><text:span text:style-name="Source_20_Text">break</text:span> and <text:span text:style-name="Source_20_Text">continue</text:span> for loop control.</text:p>
        </text:list-item>
      </text:list>
      <text:p text:style-name="Text_20_body"><text:span text:style-name="Strong_20_Emphasis">Packages:</text:span></text:p>
      <text:list text:style-name="L6">
        <text:list-item>
          <text:p text:style-name="P12">Extend Julia's functionality with packages.</text:p>
        </text:list-item>
        <text:list-item>
          <text:p text:style-name="P12">Install packages from the Julia REPL using <text:span text:style-name="Source_20_Text">]</text:span> to enter package manager mode: <text:span text:style-name="Source_20_Text">add PackageName</text:span>.</text:p>
        </text:list-item>
        <text:list-item>
          <text:p text:style-name="P11">Load packages: <text:span text:style-name="Source_20_Text">using PackageName</text:span>.</text:p>
        </text:list-item>
      </text:list>
      <text:p text:style-name="Text_20_body"><text:span text:style-name="Strong_20_Emphasis">Data Manipulation:</text:span></text:p>
      <text:list text:style-name="L7">
        <text:list-item>
          <text:p text:style-name="P14">Use built-in functions and packages like <text:span text:style-name="Source_20_Text">DataFrames</text:span> for data manipulation tasks.</text:p>
        </text:list-item>
        <text:list-item>
          <text:p text:style-name="P13"><text:soft-page-break/>Functions: <text:span text:style-name="Source_20_Text">filter()</text:span>, <text:span text:style-name="Source_20_Text">map()</text:span>, <text:span text:style-name="Source_20_Text">reduce()</text:span>, <text:span text:style-name="Source_20_Text">groupby()</text:span>.</text:p>
        </text:list-item>
      </text:list>
      <text:p text:style-name="Text_20_body"><text:span text:style-name="Strong_20_Emphasis">Plotting:</text:span></text:p>
      <text:list text:style-name="L8">
        <text:list-item>
          <text:p text:style-name="P16">Create plots using packages like <text:span text:style-name="Source_20_Text">Plots</text:span>, <text:span text:style-name="Source_20_Text">PyPlot</text:span>, or <text:span text:style-name="Source_20_Text">GR</text:span>.</text:p>
        </text:list-item>
        <text:list-item>
          <text:p text:style-name="P15">Functions: <text:span text:style-name="Source_20_Text">plot()</text:span>, <text:span text:style-name="Source_20_Text">scatter()</text:span>, <text:span text:style-name="Source_20_Text">histogram()</text:span>.</text:p>
        </text:list-item>
      </text:list>
      <text:p text:style-name="Text_20_body"><text:span text:style-name="Strong_20_Emphasis">Modeling:</text:span></text:p>
      <text:list text:style-name="L9">
        <text:list-item>
          <text:p text:style-name="P18">Fit statistical models using packages like <text:span text:style-name="Source_20_Text">GLM</text:span>, <text:span text:style-name="Source_20_Text">MixedModels</text:span>, or <text:span text:style-name="Source_20_Text">MLJ</text:span>.</text:p>
        </text:list-item>
        <text:list-item>
          <text:p text:style-name="P17">Functions: <text:span text:style-name="Source_20_Text">lm()</text:span>, <text:span text:style-name="Source_20_Text">glm()</text:span>, <text:span text:style-name="Source_20_Text">fit()</text:span>.</text:p>
        </text:list-item>
      </text:list>
      <text:p text:style-name="Text_20_body"><text:span text:style-name="Strong_20_Emphasis">Data Import/Export:</text:span></text:p>
      <text:list text:style-name="L10">
        <text:list-item>
          <text:p text:style-name="P20">Read and write data from files using packages like <text:span text:style-name="Source_20_Text">CSV</text:span>, <text:span text:style-name="Source_20_Text">DataFrames</text:span>, or <text:span text:style-name="Source_20_Text">DelimitedFiles</text:span>.</text:p>
        </text:list-item>
        <text:list-item>
          <text:p text:style-name="P19">Functions: <text:span text:style-name="Source_20_Text">CSV.read()</text:span>, <text:span text:style-name="Source_20_Text">CSV.write()</text:span>, <text:span text:style-name="Source_20_Text">DataFrame()</text:span>.</text:p>
        </text:list-item>
      </text:list>
      <text:p text:style-name="Text_20_body"><text:span text:style-name="Strong_20_Emphasis">Testing:</text:span></text:p>
      <text:list text:style-name="L11">
        <text:list-item>
          <text:p text:style-name="P22">Write and run tests using the built-in <text:span text:style-name="Source_20_Text">Test</text:span> module or packages like <text:span text:style-name="Source_20_Text">Test.jl</text:span> and <text:span text:style-name="Source_20_Text">InteractiveUtils</text:span>.</text:p>
        </text:list-item>
        <text:list-item>
          <text:p text:style-name="P21">Functions: <text:span text:style-name="Source_20_Text">@test</text:span>, <text:span text:style-name="Source_20_Text">@testset</text:span>, <text:span text:style-name="Source_20_Text">@test_throws</text:span>.</text:p>
        </text:list-item>
      </text:list>
      <text:p text:style-name="Text_20_body"><text:span text:style-name="Strong_20_Emphasis">Documentation:</text:span></text:p>
      <text:list text:style-name="L12">
        <text:list-item>
          <text:p text:style-name="P24">Document functions using docstrings.</text:p>
        </text:list-item>
        <text:list-item>
          <text:p text:style-name="P24">Add comments above function definitions and use special tags to document parameters, return values, etc.</text:p>
        </text:list-item>
        <text:list-item>
          <text:p text:style-name="P23">Generate documentation using <text:span text:style-name="Source_20_Text">Documenter.jl</text:span> package.</text:p>
        </text:list-item>
      </text:list>
      <text:p text:style-name="Text_20_body"><text:span text:style-name="Strong_20_Emphasis">Parallel Computing:</text:span></text:p>
      <text:list text:style-name="L13">
        <text:list-item>
          <text:p text:style-name="P26">Harness the power of multi-core CPUs and clusters for parallel computation.</text:p>
        </text:list-item>
        <text:list-item>
          <text:p text:style-name="P25">Use built-in features like <text:span text:style-name="Source_20_Text">@threads</text:span>, <text:span text:style-name="Source_20_Text">@distributed</text:span>, or packages like <text:span text:style-name="Source_20_Text">Distributed</text:span>, <text:span text:style-name="Source_20_Text">ParallelDataTransfer</text:span>.</text:p>
        </text:list-item>
      </text:list>
      <text:p text:style-name="Text_20_body"><text:span text:style-name="Strong_20_Emphasis">Package Management:</text:span></text:p>
      <text:list text:style-name="L14">
        <text:list-item>
          <text:p text:style-name="P28">Manage Julia packages using the built-in package manager (<text:span text:style-name="Source_20_Text">Pkg</text:span>).</text:p>
        </text:list-item>
        <text:list-item>
          <text:p text:style-name="P28">Create and activate environments to isolate package dependencies.</text:p>
        </text:list-item>
        <text:list-item>
          <text:p text:style-name="P27">Install, update, and remove packages using package manager command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8:59.398778738</meta:creation-date>
    <dc:date>2024-04-07T12:16:05.548724941</dc:date>
    <meta:editing-duration>PT38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5" meta:word-count="348" meta:character-count="2312" meta:non-whitespace-character-count="2059"/>
  </office:meta>
</office:document-meta>
</file>